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ilestone_27_y" style:display-name="Milestone'y" style:family="table">
      <style:table-properties style:width="17.013cm" fo:margin-left="0cm" table:align="left"/>
    </style:style>
    <style:style style:name="Milestone_27_y.A" style:display-name="Milestone'y.A" style:family="table-column">
      <style:table-column-properties style:column-width="10.338cm"/>
    </style:style>
    <style:style style:name="Milestone_27_y.B" style:display-name="Milestone'y.B" style:family="table-column">
      <style:table-column-properties style:column-width="3.268cm"/>
    </style:style>
    <style:style style:name="Milestone_27_y.C" style:display-name="Milestone'y.C" style:family="table-column">
      <style:table-column-properties style:column-width="3.406cm"/>
    </style:style>
    <style:style style:name="Milestone_27_y.A1" style:display-name="Milestone'y.A1" style:family="table-cell">
      <style:table-cell-properties fo:background-color="#b3b3b3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Milestone_27_y.C1" style:display-name="Milestone'y.C1" style:family="table-cell">
      <style:table-cell-properties fo:background-color="#b3b3b3" fo:padding="0.097cm" fo:border="0.05pt solid #c0c0c0">
        <style:background-image/>
      </style:table-cell-properties>
    </style:style>
    <style:style style:name="Milestone_27_y.A2" style:display-name="Milestone'y.A2" style:family="table-cell">
      <style:table-cell-properties fo:background-color="#e6e6e6" fo:padding="0.097cm" fo:border-left="0.05pt solid #c0c0c0" fo:border-right="none" fo:border-top="none" fo:border-bottom="0.05pt solid #c0c0c0">
        <style:background-image/>
      </style:table-cell-properties>
    </style:style>
    <style:style style:name="Milestone_27_y.C2" style:display-name="Milestone'y.C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Milestone_27_y.A3" style:display-name="Milestone'y.A3" style:family="table-cell">
      <style:table-cell-properties fo:padding="0.097cm" fo:border-left="0.05pt solid #c0c0c0" fo:border-right="none" fo:border-top="none" fo:border-bottom="0.05pt solid #c0c0c0"/>
    </style:style>
    <style:style style:name="Milestone_27_y.B3" style:display-name="Milestone'y.B3" style:family="table-cell">
      <style:table-cell-properties fo:padding="0.097cm" fo:border-left="0.05pt solid #c0c0c0" fo:border-right="none" fo:border-top="none" fo:border-bottom="0.05pt solid #c0c0c0"/>
    </style:style>
    <style:style style:name="Milestone_27_y.C3" style:display-name="Milestone'y.C3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4" style:display-name="Milestone'y.A4" style:family="table-cell">
      <style:table-cell-properties fo:padding="0.097cm" fo:border-left="0.05pt solid #c0c0c0" fo:border-right="none" fo:border-top="none" fo:border-bottom="0.05pt solid #c0c0c0"/>
    </style:style>
    <style:style style:name="Milestone_27_y.B4" style:display-name="Milestone'y.B4" style:family="table-cell">
      <style:table-cell-properties fo:padding="0.097cm" fo:border-left="0.05pt solid #c0c0c0" fo:border-right="none" fo:border-top="none" fo:border-bottom="0.05pt solid #c0c0c0"/>
    </style:style>
    <style:style style:name="Milestone_27_y.C4" style:display-name="Milestone'y.C4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5" style:display-name="Milestone'y.A5" style:family="table-cell">
      <style:table-cell-properties fo:padding="0.097cm" fo:border-left="0.05pt solid #c0c0c0" fo:border-right="none" fo:border-top="none" fo:border-bottom="0.05pt solid #c0c0c0"/>
    </style:style>
    <style:style style:name="Milestone_27_y.B5" style:display-name="Milestone'y.B5" style:family="table-cell">
      <style:table-cell-properties fo:padding="0.097cm" fo:border-left="0.05pt solid #c0c0c0" fo:border-right="none" fo:border-top="none" fo:border-bottom="0.05pt solid #c0c0c0"/>
    </style:style>
    <style:style style:name="Milestone_27_y.C5" style:display-name="Milestone'y.C5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7" style:display-name="Milestone'y.A7" style:family="table-cell">
      <style:table-cell-properties fo:padding="0.097cm" fo:border-left="0.05pt solid #c0c0c0" fo:border-right="none" fo:border-top="none" fo:border-bottom="0.05pt solid #c0c0c0"/>
    </style:style>
    <style:style style:name="Milestone_27_y.B7" style:display-name="Milestone'y.B7" style:family="table-cell">
      <style:table-cell-properties fo:padding="0.097cm" fo:border-left="0.05pt solid #c0c0c0" fo:border-right="none" fo:border-top="none" fo:border-bottom="0.05pt solid #c0c0c0"/>
    </style:style>
    <style:style style:name="Milestone_27_y.C7" style:display-name="Milestone'y.C7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8" style:display-name="Milestone'y.A8" style:family="table-cell">
      <style:table-cell-properties fo:padding="0.097cm" fo:border-left="0.05pt solid #c0c0c0" fo:border-right="none" fo:border-top="none" fo:border-bottom="0.05pt solid #c0c0c0"/>
    </style:style>
    <style:style style:name="Milestone_27_y.B8" style:display-name="Milestone'y.B8" style:family="table-cell">
      <style:table-cell-properties fo:padding="0.097cm" fo:border-left="0.05pt solid #c0c0c0" fo:border-right="none" fo:border-top="none" fo:border-bottom="0.05pt solid #c0c0c0"/>
    </style:style>
    <style:style style:name="Milestone_27_y.C8" style:display-name="Milestone'y.C8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9" style:display-name="Milestone'y.A9" style:family="table-cell">
      <style:table-cell-properties fo:padding="0.097cm" fo:border-left="0.05pt solid #c0c0c0" fo:border-right="none" fo:border-top="none" fo:border-bottom="0.05pt solid #c0c0c0"/>
    </style:style>
    <style:style style:name="Milestone_27_y.B9" style:display-name="Milestone'y.B9" style:family="table-cell">
      <style:table-cell-properties fo:padding="0.097cm" fo:border-left="0.05pt solid #c0c0c0" fo:border-right="none" fo:border-top="none" fo:border-bottom="0.05pt solid #c0c0c0"/>
    </style:style>
    <style:style style:name="Milestone_27_y.C9" style:display-name="Milestone'y.C9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11" style:display-name="Milestone'y.A11" style:family="table-cell">
      <style:table-cell-properties fo:padding="0.097cm" fo:border-left="0.05pt solid #c0c0c0" fo:border-right="none" fo:border-top="none" fo:border-bottom="0.05pt solid #c0c0c0"/>
    </style:style>
    <style:style style:name="Milestone_27_y.B11" style:display-name="Milestone'y.B11" style:family="table-cell">
      <style:table-cell-properties fo:padding="0.097cm" fo:border-left="0.05pt solid #c0c0c0" fo:border-right="none" fo:border-top="none" fo:border-bottom="0.05pt solid #c0c0c0"/>
    </style:style>
    <style:style style:name="Milestone_27_y.C11" style:display-name="Milestone'y.C11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12" style:display-name="Milestone'y.A12" style:family="table-cell">
      <style:table-cell-properties fo:padding="0.097cm" fo:border-left="0.05pt solid #c0c0c0" fo:border-right="none" fo:border-top="none" fo:border-bottom="0.05pt solid #c0c0c0"/>
    </style:style>
    <style:style style:name="Milestone_27_y.B12" style:display-name="Milestone'y.B12" style:family="table-cell">
      <style:table-cell-properties fo:padding="0.097cm" fo:border-left="0.05pt solid #c0c0c0" fo:border-right="none" fo:border-top="none" fo:border-bottom="0.05pt solid #c0c0c0"/>
    </style:style>
    <style:style style:name="Milestone_27_y.C12" style:display-name="Milestone'y.C12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13" style:display-name="Milestone'y.A13" style:family="table-cell">
      <style:table-cell-properties fo:padding="0.097cm" fo:border-left="0.05pt solid #c0c0c0" fo:border-right="none" fo:border-top="none" fo:border-bottom="0.05pt solid #c0c0c0"/>
    </style:style>
    <style:style style:name="Milestone_27_y.B13" style:display-name="Milestone'y.B13" style:family="table-cell">
      <style:table-cell-properties fo:padding="0.097cm" fo:border-left="0.05pt solid #c0c0c0" fo:border-right="none" fo:border-top="none" fo:border-bottom="0.05pt solid #c0c0c0"/>
    </style:style>
    <style:style style:name="Milestone_27_y.C13" style:display-name="Milestone'y.C13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15" style:display-name="Milestone'y.A15" style:family="table-cell">
      <style:table-cell-properties fo:padding="0.097cm" fo:border-left="0.05pt solid #c0c0c0" fo:border-right="none" fo:border-top="none" fo:border-bottom="0.05pt solid #c0c0c0"/>
    </style:style>
    <style:style style:name="Milestone_27_y.B15" style:display-name="Milestone'y.B15" style:family="table-cell">
      <style:table-cell-properties fo:padding="0.097cm" fo:border-left="0.05pt solid #c0c0c0" fo:border-right="none" fo:border-top="none" fo:border-bottom="0.05pt solid #c0c0c0"/>
    </style:style>
    <style:style style:name="Milestone_27_y.C15" style:display-name="Milestone'y.C15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16" style:display-name="Milestone'y.A16" style:family="table-cell">
      <style:table-cell-properties fo:padding="0.097cm" fo:border-left="0.05pt solid #c0c0c0" fo:border-right="none" fo:border-top="none" fo:border-bottom="0.05pt solid #c0c0c0"/>
    </style:style>
    <style:style style:name="Milestone_27_y.B16" style:display-name="Milestone'y.B16" style:family="table-cell">
      <style:table-cell-properties fo:padding="0.097cm" fo:border-left="0.05pt solid #c0c0c0" fo:border-right="none" fo:border-top="none" fo:border-bottom="0.05pt solid #c0c0c0"/>
    </style:style>
    <style:style style:name="Milestone_27_y.C16" style:display-name="Milestone'y.C16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17" style:display-name="Milestone'y.A17" style:family="table-cell">
      <style:table-cell-properties fo:padding="0.097cm" fo:border-left="0.05pt solid #c0c0c0" fo:border-right="none" fo:border-top="none" fo:border-bottom="0.05pt solid #c0c0c0"/>
    </style:style>
    <style:style style:name="Milestone_27_y.B17" style:display-name="Milestone'y.B17" style:family="table-cell">
      <style:table-cell-properties fo:padding="0.097cm" fo:border-left="0.05pt solid #c0c0c0" fo:border-right="none" fo:border-top="none" fo:border-bottom="0.05pt solid #c0c0c0"/>
    </style:style>
    <style:style style:name="Milestone_27_y.C17" style:display-name="Milestone'y.C17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19" style:display-name="Milestone'y.A19" style:family="table-cell">
      <style:table-cell-properties fo:padding="0.097cm" fo:border-left="0.05pt solid #c0c0c0" fo:border-right="none" fo:border-top="none" fo:border-bottom="0.05pt solid #c0c0c0"/>
    </style:style>
    <style:style style:name="Milestone_27_y.B19" style:display-name="Milestone'y.B19" style:family="table-cell">
      <style:table-cell-properties fo:padding="0.097cm" fo:border-left="0.05pt solid #c0c0c0" fo:border-right="none" fo:border-top="none" fo:border-bottom="0.05pt solid #c0c0c0"/>
    </style:style>
    <style:style style:name="Milestone_27_y.C19" style:display-name="Milestone'y.C19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20" style:display-name="Milestone'y.A20" style:family="table-cell">
      <style:table-cell-properties fo:padding="0.097cm" fo:border-left="0.05pt solid #c0c0c0" fo:border-right="none" fo:border-top="none" fo:border-bottom="0.05pt solid #c0c0c0"/>
    </style:style>
    <style:style style:name="Milestone_27_y.B20" style:display-name="Milestone'y.B20" style:family="table-cell">
      <style:table-cell-properties fo:padding="0.097cm" fo:border-left="0.05pt solid #c0c0c0" fo:border-right="none" fo:border-top="none" fo:border-bottom="0.05pt solid #c0c0c0"/>
    </style:style>
    <style:style style:name="Milestone_27_y.C20" style:display-name="Milestone'y.C20" style:family="table-cell">
      <style:table-cell-properties fo:padding="0.097cm" fo:border-left="0.05pt solid #c0c0c0" fo:border-right="0.05pt solid #c0c0c0" fo:border-top="none" fo:border-bottom="0.05pt solid #c0c0c0"/>
    </style:style>
    <style:style style:name="Milestone_27_y.A21" style:display-name="Milestone'y.A21" style:family="table-cell">
      <style:table-cell-properties fo:padding="0.097cm" fo:border-left="0.05pt solid #c0c0c0" fo:border-right="none" fo:border-top="none" fo:border-bottom="0.05pt solid #c0c0c0"/>
    </style:style>
    <style:style style:name="Milestone_27_y.B21" style:display-name="Milestone'y.B21" style:family="table-cell">
      <style:table-cell-properties fo:padding="0.097cm" fo:border-left="0.05pt solid #c0c0c0" fo:border-right="none" fo:border-top="none" fo:border-bottom="0.05pt solid #c0c0c0"/>
    </style:style>
    <style:style style:name="Milestone_27_y.C21" style:display-name="Milestone'y.C21" style:family="table-cell">
      <style:table-cell-properties fo:padding="0.097cm" fo:border-left="0.05pt solid #c0c0c0" fo:border-right="0.05pt solid #c0c0c0" fo:border-top="none" fo:border-bottom="0.05pt solid #c0c0c0"/>
    </style:style>
    <style:style style:name="P1" style:family="paragraph" style:parent-style-name="Standard">
      <style:text-properties fo:font-variant="normal" fo:text-transform="none" fo:color="#141823" style:font-name="helvetica" fo:font-size="10.5pt" fo:letter-spacing="normal" fo:font-style="normal" fo:font-weight="normal" officeooo:paragraph-rsid="001b3a31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141823" style:font-name="helvetica" fo:font-size="10.5pt" fo:letter-spacing="normal" fo:font-style="normal" fo:font-weight="normal" officeooo:paragraph-rsid="001b3a31"/>
    </style:style>
    <style:style style:name="P3" style:family="paragraph" style:parent-style-name="Standard">
      <style:text-properties fo:font-variant="normal" fo:text-transform="none" fo:color="#141823" style:font-name="helvetica" fo:font-size="9pt" fo:letter-spacing="normal" fo:font-style="normal" fo:font-weight="normal" officeooo:rsid="001c7e16" officeooo:paragraph-rsid="001b3a31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141823" style:font-name="helvetica" fo:font-size="13pt" fo:letter-spacing="normal" fo:font-style="normal" fo:font-weight="normal" officeooo:paragraph-rsid="001b3a31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141823" style:font-name="helvetica" fo:font-size="15pt" fo:letter-spacing="normal" fo:font-style="normal" fo:font-weight="normal" officeooo:paragraph-rsid="001b3a31" style:font-size-asian="15pt" style:font-size-complex="15pt"/>
    </style:style>
    <style:style style:name="P6" style:family="paragraph" style:parent-style-name="Standard">
      <style:text-properties fo:font-variant="normal" fo:text-transform="none" fo:color="#141823" style:font-name="Arial" fo:font-size="9pt" fo:letter-spacing="normal" fo:font-style="normal" fo:font-weight="normal" officeooo:paragraph-rsid="001b3a31" style:font-size-asian="9pt" style:font-size-complex="9pt"/>
    </style:style>
    <style:style style:name="P7" style:family="paragraph" style:parent-style-name="Table_20_Heading">
      <style:paragraph-properties fo:text-align="center" style:justify-single-word="false"/>
      <style:text-properties fo:color="#ffffff" style:font-name="helvetica" fo:font-size="10.5pt" officeooo:rsid="001add32" officeooo:paragraph-rsid="001b3a31"/>
    </style:style>
    <style:style style:name="P8" style:family="paragraph" style:parent-style-name="Table_20_Heading">
      <style:paragraph-properties fo:text-align="end" style:justify-single-word="false"/>
      <style:text-properties fo:color="#ffffff" style:font-name="helvetica" fo:font-size="10.5pt" officeooo:rsid="001add32" officeooo:paragraph-rsid="001b3a31"/>
    </style:style>
    <style:style style:name="P9" style:family="paragraph" style:parent-style-name="Table_20_Heading">
      <style:text-properties fo:color="#ffffff" style:font-name="helvetica" fo:font-size="10.5pt" officeooo:rsid="001add32" officeooo:paragraph-rsid="001b3a31"/>
    </style:style>
    <style:style style:name="P10" style:family="paragraph" style:parent-style-name="Table_20_Contents">
      <style:paragraph-properties fo:text-align="center" style:justify-single-word="false"/>
      <style:text-properties style:font-name="helvetica" fo:font-size="10.5pt" officeooo:paragraph-rsid="001b3a31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10.5pt" officeooo:rsid="001add32" officeooo:paragraph-rsid="001b3a31"/>
    </style:style>
    <style:style style:name="P12" style:family="paragraph" style:parent-style-name="Table_20_Contents">
      <style:text-properties style:font-name="helvetica" fo:font-size="10.5pt" officeooo:rsid="001add32" officeooo:paragraph-rsid="001b3a31"/>
    </style:style>
    <style:style style:name="P13" style:family="paragraph" style:parent-style-name="Table_20_Contents">
      <style:paragraph-properties fo:text-align="end" style:justify-single-word="false"/>
      <style:text-properties style:font-name="helvetica" fo:font-size="10.5pt" officeooo:paragraph-rsid="001b3a31"/>
    </style:style>
    <style:style style:name="P14" style:family="paragraph" style:parent-style-name="Table_20_Contents">
      <style:text-properties style:font-name="helvetica" fo:font-size="10.5pt" officeooo:paragraph-rsid="001b3a31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6pt" officeooo:rsid="001add32" officeooo:paragraph-rsid="001b3a31" style:font-size-asian="5.25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9pt" officeooo:rsid="001c7e16" officeooo:paragraph-rsid="001b3a31" style:font-size-asian="9pt" style:font-size-complex="9pt"/>
    </style:style>
    <style:style style:name="P17" style:family="paragraph" style:parent-style-name="Table_20_Contents">
      <style:text-properties style:font-name="helvetica" fo:font-size="9pt" officeooo:rsid="001c7e16" officeooo:paragraph-rsid="001b3a31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9pt" officeooo:paragraph-rsid="001b3a31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style:font-name="helvetica" fo:font-size="9pt" officeooo:paragraph-rsid="001b3a31" style:font-size-asian="9pt" style:font-size-complex="9pt"/>
    </style:style>
    <style:style style:name="P20" style:family="paragraph" style:parent-style-name="Table_20_Contents">
      <style:text-properties style:font-name="helvetica" fo:font-size="9pt" officeooo:paragraph-rsid="001b3a31" style:font-size-asian="9pt" style:font-size-complex="9pt"/>
    </style:style>
    <style:style style:name="P21" style:family="paragraph" style:parent-style-name="Table_20_Contents">
      <style:text-properties fo:font-variant="normal" fo:text-transform="none" fo:color="#141823" style:font-name="helvetica" fo:font-size="9pt" fo:letter-spacing="normal" fo:font-style="normal" fo:font-weight="normal" officeooo:rsid="001c7e16" officeooo:paragraph-rsid="001b3a31" style:font-size-asian="9pt" style:font-size-complex="9pt"/>
    </style:style>
    <style:style style:name="T1" style:family="text">
      <style:text-properties officeooo:rsid="001add32"/>
    </style:style>
    <style:style style:name="T2" style:family="text">
      <style:text-properties officeooo:rsid="001c7e16"/>
    </style:style>
    <style:style style:name="T3" style:family="text">
      <style:text-properties fo:font-variant="normal" fo:text-transform="none" fo:color="#141823" fo:letter-spacing="normal" fo:font-style="normal" fo:font-weight="normal" officeooo:rsid="001add32"/>
    </style:style>
    <style:style style:name="T4" style:family="text">
      <style:text-properties officeooo:rsid="001b3a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compassRobot</text:span></text:p>
      <text:p text:style-name="P2"><text:span text:style-name="T4"/></text:p>
      <text:p text:style-name="P2"><text:span text:style-name="T4"/></text:p>
      <text:p text:style-name="P5"><text:span text:style-name="T4">Milestones</text:span></text:p>
      <text:p text:style-name="P5"><text:span text:style-name="T4"/></text:p>
      <text:p text:style-name="P5"><text:span text:style-name="T4"/></text:p>
      <text:p text:style-name="P1"/>
      <table:table table:name="Milestone'y" table:style-name="Milestone_27_y">
        <table:table-column table:style-name="Milestone_27_y.A"/>
        <table:table-column table:style-name="Milestone_27_y.B"/>
        <table:table-column table:style-name="Milestone_27_y.C"/>
        <table:table-header-rows>
          <table:table-row>
            <table:table-cell table:style-name="Milestone_27_y.A1" office:value-type="string">
              <text:p text:style-name="P9">Co</text:p>
            </table:table-cell>
            <table:table-cell table:style-name="Milestone_27_y.A1" office:value-type="string">
              <text:p text:style-name="P7">Kto</text:p>
            </table:table-cell>
            <table:table-cell table:style-name="Milestone_27_y.C1" office:value-type="string">
              <text:p text:style-name="P8">Do kiedy</text:p>
            </table:table-cell>
          </table:table-row>
        </table:table-header-rows>
        <table:table-row>
          <table:table-cell table:style-name="Milestone_27_y.A2" office:value-type="string">
            <text:p text:style-name="P1"><text:span text:style-name="T1">Stwor</text:span>zenie biblioteki do obsługi kompasu</text:p>
          </table:table-cell>
          <table:table-cell table:style-name="Milestone_27_y.A2" office:value-type="string">
            <text:p text:style-name="P10"/>
          </table:table-cell>
          <table:table-cell table:style-name="Milestone_27_y.C2" office:value-type="string">
            <text:p text:style-name="P11">8.12.2015</text:p>
          </table:table-cell>
        </table:table-row>
        <table:table-row>
          <table:table-cell table:style-name="Milestone_27_y.A20" office:value-type="string">
            <text:p text:style-name="P6"><text:span text:style-name="T2">-k</text:span><text:span text:style-name="T1">omunikacja Freescale z kompasem poprzez I2C</text:span></text:p>
          </table:table-cell>
          <table:table-cell table:style-name="Milestone_27_y.B5" office:value-type="string">
            <text:p text:style-name="P15">Zrobione rok wcześniej</text:p>
          </table:table-cell>
          <table:table-cell table:style-name="Milestone_27_y.C5" office:value-type="string">
            <text:p text:style-name="P13"/>
          </table:table-cell>
        </table:table-row>
        <table:table-row>
          <table:table-cell table:style-name="Milestone_27_y.A20" office:value-type="string">
            <text:p text:style-name="P3">-podłączenie kompasu na robocie ZUMO i poprawne odczytywanie wyników</text:p>
          </table:table-cell>
          <table:table-cell table:style-name="Milestone_27_y.B5" office:value-type="string">
            <text:p text:style-name="P10"/>
          </table:table-cell>
          <table:table-cell table:style-name="Milestone_27_y.C5" office:value-type="string">
            <text:p text:style-name="P13"/>
          </table:table-cell>
        </table:table-row>
        <table:table-row>
          <table:table-cell table:style-name="Milestone_27_y.A20" office:value-type="string">
            <text:p text:style-name="P3">- wybranie lepszego kompasu i dostosowanie biblioteki, aby każdy mógł bez trudu skorzystac z kompasu</text:p>
          </table:table-cell>
          <table:table-cell table:style-name="Milestone_27_y.B5" office:value-type="string">
            <text:p text:style-name="P10"/>
          </table:table-cell>
          <table:table-cell table:style-name="Milestone_27_y.C5" office:value-type="string">
            <text:p text:style-name="P13"/>
          </table:table-cell>
        </table:table-row>
        <table:table-row>
          <table:table-cell table:style-name="Milestone_27_y.A2" office:value-type="string">
            <text:p text:style-name="P12">Napisanie aplikacji do komunikacji z robotem</text:p>
          </table:table-cell>
          <table:table-cell table:style-name="Milestone_27_y.A2" office:value-type="string">
            <text:p text:style-name="P10"/>
          </table:table-cell>
          <table:table-cell table:style-name="Milestone_27_y.C2" office:value-type="string">
            <text:p text:style-name="P11">22.12.2015</text:p>
          </table:table-cell>
        </table:table-row>
        <table:table-row>
          <table:table-cell table:style-name="Milestone_27_y.A20" office:value-type="string">
            <text:p text:style-name="P17">- zakup modułu bloototh i podłączenie go do płytki</text:p>
          </table:table-cell>
          <table:table-cell table:style-name="Milestone_27_y.B12" office:value-type="string">
            <text:p text:style-name="P18"/>
          </table:table-cell>
          <table:table-cell table:style-name="Milestone_27_y.C12" office:value-type="string">
            <text:p text:style-name="P19"/>
          </table:table-cell>
        </table:table-row>
        <table:table-row>
          <table:table-cell table:style-name="Milestone_27_y.A20" office:value-type="string">
            <text:p text:style-name="P17">- prosty program pozwalający połączenie z komputerem (labView), wykorzystanie gotowej biblioteki</text:p>
          </table:table-cell>
          <table:table-cell table:style-name="Milestone_27_y.B12" office:value-type="string">
            <text:p text:style-name="P18"/>
          </table:table-cell>
          <table:table-cell table:style-name="Milestone_27_y.C12" office:value-type="string">
            <text:p text:style-name="P19"/>
          </table:table-cell>
        </table:table-row>
        <table:table-row>
          <table:table-cell table:style-name="Milestone_27_y.A20" office:value-type="string">
            <text:p text:style-name="P17">- podstawowe funcje robota pozwalające na poruszanie, odczytywanie wynikow</text:p>
          </table:table-cell>
          <table:table-cell table:style-name="Milestone_27_y.B12" office:value-type="string">
            <text:p text:style-name="P18"/>
          </table:table-cell>
          <table:table-cell table:style-name="Milestone_27_y.C12" office:value-type="string">
            <text:p text:style-name="P19"/>
          </table:table-cell>
        </table:table-row>
        <table:table-row>
          <table:table-cell table:style-name="Milestone_27_y.A2" office:value-type="string">
            <text:p text:style-name="P12">Wprowadzenie algorytmu obliczania pozycji robota</text:p>
          </table:table-cell>
          <table:table-cell table:style-name="Milestone_27_y.A2" office:value-type="string">
            <text:p text:style-name="P10"/>
          </table:table-cell>
          <table:table-cell table:style-name="Milestone_27_y.C2" office:value-type="string">
            <text:p text:style-name="P11">5.01.2016</text:p>
          </table:table-cell>
        </table:table-row>
        <table:table-row>
          <table:table-cell table:style-name="Milestone_27_y.A20" office:value-type="string">
            <text:p text:style-name="P17">- dołączenie biblioteki pozwalającej na odczytywanie ilości obrotu kół robota</text:p>
          </table:table-cell>
          <table:table-cell table:style-name="Milestone_27_y.B12" office:value-type="string">
            <text:p text:style-name="P18"/>
          </table:table-cell>
          <table:table-cell table:style-name="Milestone_27_y.C12" office:value-type="string">
            <text:p text:style-name="P19"/>
          </table:table-cell>
        </table:table-row>
        <table:table-row>
          <table:table-cell table:style-name="Milestone_27_y.A20" office:value-type="string">
            <text:p text:style-name="P17">- obliczanie przemieszczenia robota dzięki w.w bibliotece i kompasowi</text:p>
          </table:table-cell>
          <table:table-cell table:style-name="Milestone_27_y.B12" office:value-type="string">
            <text:p text:style-name="P18"/>
          </table:table-cell>
          <table:table-cell table:style-name="Milestone_27_y.C12" office:value-type="string">
            <text:p text:style-name="P19"/>
          </table:table-cell>
        </table:table-row>
        <table:table-row>
          <table:table-cell table:style-name="Milestone_27_y.A20" office:value-type="string">
            <text:p text:style-name="P17">- dodanie funkcji powrotu do startu.</text:p>
          </table:table-cell>
          <table:table-cell table:style-name="Milestone_27_y.B13" office:value-type="string">
            <text:p text:style-name="P18"/>
          </table:table-cell>
          <table:table-cell table:style-name="Milestone_27_y.C13" office:value-type="string">
            <text:p text:style-name="P19"/>
          </table:table-cell>
        </table:table-row>
        <table:table-row>
          <table:table-cell table:style-name="Milestone_27_y.A2" office:value-type="string">
            <text:p text:style-name="P14"><text:span text:style-name="T1">Stworzenie przyjaznego in</text:span><text:span text:style-name="T3">terfejsu dla użytkownika w aplikacji napisanej w LabView i dodanie funcjonalności pozwalających na sterowanie i odbieranie informacji od robota. </text:span></text:p>
          </table:table-cell>
          <table:table-cell table:style-name="Milestone_27_y.A2" office:value-type="string">
            <text:p text:style-name="P10"/>
          </table:table-cell>
          <table:table-cell table:style-name="Milestone_27_y.C2" office:value-type="string">
            <text:p text:style-name="P11">19.01.2016</text:p>
          </table:table-cell>
        </table:table-row>
        <table:table-row>
          <table:table-cell table:style-name="Milestone_27_y.A20" office:value-type="string">
            <text:p text:style-name="P17">- wygląd programu w labView (ładna grafika itp.)</text:p>
          </table:table-cell>
          <table:table-cell table:style-name="Milestone_27_y.B19" office:value-type="string">
            <text:p text:style-name="P18"/>
          </table:table-cell>
          <table:table-cell table:style-name="Milestone_27_y.C19" office:value-type="string">
            <text:p text:style-name="P19"/>
          </table:table-cell>
        </table:table-row>
        <table:table-row>
          <table:table-cell table:style-name="Milestone_27_y.A20" office:value-type="string">
            <text:p text:style-name="P17">- dodanie ciakawych funkcjonalności w programie.</text:p>
          </table:table-cell>
          <table:table-cell table:style-name="Milestone_27_y.B19" office:value-type="string">
            <text:p text:style-name="P18"/>
          </table:table-cell>
          <table:table-cell table:style-name="Milestone_27_y.C19" office:value-type="string">
            <text:p text:style-name="P19"/>
          </table:table-cell>
        </table:table-row>
        <table:table-row>
          <table:table-cell table:style-name="Milestone_27_y.A20" office:value-type="string">
            <text:p text:style-name="P20"/>
          </table:table-cell>
          <table:table-cell table:style-name="Milestone_27_y.B19" office:value-type="string">
            <text:p text:style-name="P18"/>
          </table:table-cell>
          <table:table-cell table:style-name="Milestone_27_y.C19" office:value-type="string">
            <text:p text:style-name="P19"/>
          </table:table-cell>
        </table:table-row>
        <table:table-row>
          <table:table-cell table:style-name="Milestone_27_y.A2" office:value-type="string">
            <text:p text:style-name="P1"><text:span text:style-name="T1">T</text:span>esty i poprawianie błędów. </text:p>
          </table:table-cell>
          <table:table-cell table:style-name="Milestone_27_y.A2" office:value-type="string">
            <text:p text:style-name="P10"/>
          </table:table-cell>
          <table:table-cell table:style-name="Milestone_27_y.C2" office:value-type="string">
            <text:p text:style-name="P11">2.02.2016</text:p>
          </table:table-cell>
        </table:table-row>
        <table:table-row>
          <table:table-cell table:style-name="Milestone_27_y.A20" office:value-type="string">
            <text:p text:style-name="P21">- testy i poprawianie błędów</text:p>
          </table:table-cell>
          <table:table-cell table:style-name="Milestone_27_y.B19" office:value-type="string">
            <text:p text:style-name="P16">Paweł</text:p>
          </table:table-cell>
          <table:table-cell table:style-name="Milestone_27_y.C19" office:value-type="string">
            <text:p text:style-name="P19"/>
          </table:table-cell>
        </table:table-row>
        <table:table-row>
          <table:table-cell table:style-name="Milestone_27_y.A20" office:value-type="string">
            <text:p text:style-name="P3">- testy i poprawianie błędów</text:p>
          </table:table-cell>
          <table:table-cell table:style-name="Milestone_27_y.B20" office:value-type="string">
            <text:p text:style-name="P16">Piotr</text:p>
          </table:table-cell>
          <table:table-cell table:style-name="Milestone_27_y.C20" office:value-type="string">
            <text:p text:style-name="P19"/>
          </table:table-cell>
        </table:table-row>
        <table:table-row>
          <table:table-cell table:style-name="Milestone_27_y.A21" office:value-type="string">
            <text:p text:style-name="P20"/>
          </table:table-cell>
          <table:table-cell table:style-name="Milestone_27_y.B21" office:value-type="string">
            <text:p text:style-name="P18"/>
          </table:table-cell>
          <table:table-cell table:style-name="Milestone_27_y.C21" office:value-type="string">
            <text:p text:style-name="P1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Klasa</meta:initial-creator>
    <meta:creation-date>2015-11-22T18:51:45.08</meta:creation-date>
    <dc:date>2015-11-22T18:53:06.20</dc:date>
    <dc:creator>Piotr Klasa</dc:creator>
    <meta:editing-duration>P0D</meta:editing-duration>
    <meta:editing-cycles>1</meta:editing-cycles>
    <meta:document-statistic meta:table-count="1" meta:image-count="0" meta:object-count="0" meta:page-count="1" meta:paragraph-count="31" meta:word-count="165" meta:character-count="1211" meta:non-whitespace-character-count="1075"/>
    <meta:generator>LibreOffice/4.0.2.2$Windows_x86 LibreOffice_project/4c82dcdd6efcd48b1d8bba66bfe1989deee49c3</meta:generator>
  </office:meta>
</office:document-meta>
</file>